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25-08-26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24-07-02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23-08-28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18-06-1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16-06-29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5944" calcext:value-type="float">
            <text:p>50.6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9-08-27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8-06-18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4128" calcext:value-type="float">
            <text:p>50.5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7-06-15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8512" calcext:value-type="float">
            <text:p>50.5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7-06-0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7176" calcext:value-type="float">
            <text:p>50.5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6-10-2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6-06-06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5-10-25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7384" calcext:value-type="float">
            <text:p>50.6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5-06-0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4-10-20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7304" calcext:value-type="float">
            <text:p>50.0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0584" calcext:value-type="float">
            <text:p>49.6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4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3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3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3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7328" calcext:value-type="float">
            <text:p>49.4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4696" calcext:value-type="float">
            <text:p>49.7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9104" calcext:value-type="float">
            <text:p>49.2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8248" calcext:value-type="float">
            <text:p>49.2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1744" calcext:value-type="float">
            <text:p>51.2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7088" calcext:value-type="float">
            <text:p>51.3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0528" calcext:value-type="float">
            <text:p>48.4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0-06-1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1528" calcext:value-type="float">
            <text:p>48.8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200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199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199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199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7096081201</text:p>
          </table:table-cell>
          <table:table-cell office:value-type="string" calcext:value-type="string">
            <text:p>17N 11E24CCBC1 (U-BA1)</text:p>
          </table:table-cell>
          <table:table-cell office:value-type="string" calcext:value-type="string">
            <text:p>199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